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85cm" fo:min-width="1.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479cm" fo:min-width="1.8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579cm" fo:min-width="1.9cm"/>
    </style:style>
    <style:style style:name="gr5" style:family="graphic" style:parent-style-name="objectwithoutfill">
      <style:graphic-properties svg:stroke-color="#b2b2b2" draw:marker-end="" draw:marker-end-width="0.3cm" draw:fill="none" draw:fill-color="#3465a4" draw:textarea-vertical-align="middle"/>
    </style:style>
    <style:style style:name="gr6" style:family="graphic" style:parent-style-name="objectwithoutfill">
      <style:graphic-properties svg:stroke-width="0.028cm" svg:stroke-color="#b2b2b2" draw:marker-start-width="0.242cm" draw:marker-end="" draw:marker-end-width="0.342cm" draw:fill="none" draw:fill-color="#3465a4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35cm" svg:stroke-color="#f10d0c" draw:marker-start-width="0.252cm" draw:marker-end="" draw:marker-end-width="0.352cm" draw:fill="none" draw:fill-color="#3465a4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212cm" svg:stroke-color="#2a6099" draw:marker-start-width="0.518cm" draw:marker-end="" draw:marker-end-width="0.618cm" draw:fill="none" draw:fill-color="#3465a4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3465a4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3.5cm" svg:height="13.5cm" svg:x="0cm" svg:y="0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23.5cm" svg:height="13.5cm" svg:x="23.4cm" svg:y="0.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23.5cm" svg:height="13.5cm" svg:x="0cm" svg:y="13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23.5cm" svg:height="13.5cm" svg:x="23.482cm" svg:y="13.59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23.5cm" svg:height="13.5cm" svg:x="0cm" svg:y="27.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1" draw:layer="layout" svg:width="23.5cm" svg:height="13.5cm" svg:x="23.4cm" svg:y="27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1" draw:layer="layout" svg:width="23.5cm" svg:height="13.8cm" svg:x="0cm" svg:y="40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1" draw:layer="layout" svg:width="23.8cm" svg:height="13.5cm" svg:x="23.082cm" svg:y="40.51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2" draw:text-style-name="P2" draw:layer="layout" svg:width="2.4cm" svg:height="1.1cm" svg:x="5.7cm" svg:y="5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3cm" svg:height="1.729cm" svg:x="6.6cm" svg:y="6.7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1.829cm" draw:transform="rotate (0.459894257900506) translate (5.538cm 6.661cm)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cm" svg:y1="6.9cm" svg:x2="9.5cm" svg:y2="6.9cm">
          <text:p/>
        </draw:line>
        <draw:line draw:style-name="gr6" draw:text-style-name="P3" draw:layer="layout" svg:x1="5.6cm" svg:y1="6.1cm" svg:x2="9.6cm" svg:y2="6.1cm">
          <text:p/>
        </draw:line>
        <draw:line draw:style-name="gr5" draw:text-style-name="P3" draw:layer="layout" svg:x1="6.1cm" svg:y1="7.8cm" svg:x2="10.1cm" svg:y2="7.8cm">
          <text:p/>
        </draw:line>
        <draw:line draw:style-name="gr7" draw:text-style-name="P3" draw:layer="layout" svg:x1="5.7cm" svg:y1="5.7cm" svg:x2="7.8cm" svg:y2="8.8cm">
          <text:p/>
        </draw:line>
        <draw:line draw:style-name="gr8" draw:text-style-name="P3" draw:layer="layout" svg:x1="5.4cm" svg:y1="6.6cm" svg:x2="7cm" svg:y2="8.7cm">
          <text:p/>
        </draw:line>
        <draw:line draw:style-name="gr8" draw:text-style-name="P3" draw:layer="layout" svg:x1="8.9cm" svg:y1="8.6cm" svg:x2="6.9cm" svg:y2="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7cm" fo:page-height="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7T17:31:59.769715043</meta:creation-date>
    <dc:date>2019-07-31T14:23:25.977691567</dc:date>
    <meta:editing-duration>PT28M43S</meta:editing-duration>
    <meta:editing-cycles>15</meta:editing-cycles>
    <meta:generator>LibreOffice/6.1.4.2$Linux_X86_64 LibreOffice_project/10$Build-2</meta:generator>
    <meta:document-statistic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3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5" svg:stroke-width="0.212cm" svg:stroke-color="#158466" draw:fill-color="#1584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scatter" chart:style-name="ch1">
        <chart:title svg:x="11.029cm" svg:y="0.406cm" chart:style-name="ch2">
          <text:p>BT</text:p>
        </chart:title>
        <chart:legend chart:legend-position="end" svg:x="19.439cm" svg:y="3.318cm" style:legend-expansion="high" chart:style-name="ch3"/>
        <chart:plot-area chart:style-name="ch4" chart:data-source-has-labels="both" svg:x="1.868cm" svg:y="2.137cm" svg:width="17.101cm" svg:height="9.726cm">
          <chartooo:coordinate-region svg:x="2.754cm" svg:y="2.442cm" svg:width="15.578cm" svg:height="8.562cm"/>
          <chart:axis chart:dimension="x" chart:name="primary-x" chart:style-name="ch5" chartooo:axis-type="auto">
            <chart:title svg:x="9.628cm" svg:y="12.134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.437">
                <text:p>156.437</text:p>
              </table:table-cell>
              <table:table-cell office:value-type="float" office:value="156.714">
                <text:p>156.714</text:p>
              </table:table-cell>
              <table:table-cell office:value-type="float" office:value="157.438">
                <text:p>157.438</text:p>
              </table:table-cell>
              <table:table-cell office:value-type="float" office:value="165.992">
                <text:p>165.992</text:p>
              </table:table-cell>
              <table:table-cell office:value-type="float" office:value="157.156">
                <text:p>157.156</text:p>
              </table:table-cell>
              <table:table-cell office:value-type="float" office:value="158.825">
                <text:p>158.8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6.838">
                <text:p>156.838</text:p>
              </table:table-cell>
              <table:table-cell office:value-type="float" office:value="156.53">
                <text:p>156.53</text:p>
              </table:table-cell>
              <table:table-cell office:value-type="float" office:value="122.033">
                <text:p>122.033</text:p>
              </table:table-cell>
              <table:table-cell office:value-type="float" office:value="128.311">
                <text:p>128.311</text:p>
              </table:table-cell>
              <table:table-cell office:value-type="float" office:value="121.833">
                <text:p>121.833</text:p>
              </table:table-cell>
              <table:table-cell office:value-type="float" office:value="122.848">
                <text:p>122.848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939">
                <text:p>121.939</text:p>
              </table:table-cell>
              <table:table-cell office:value-type="float" office:value="157.525">
                <text:p>157.525</text:p>
              </table:table-cell>
              <table:table-cell office:value-type="float" office:value="124.25">
                <text:p>124.25</text:p>
              </table:table-cell>
              <table:table-cell office:value-type="float" office:value="121.833">
                <text:p>121.833</text:p>
              </table:table-cell>
              <table:table-cell office:value-type="float" office:value="123.841">
                <text:p>123.841</text:p>
              </table:table-cell>
              <table:table-cell office:value-type="float" office:value="127.993">
                <text:p>127.99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625">
                <text:p>123.625</text:p>
              </table:table-cell>
              <table:table-cell office:value-type="float" office:value="156.824">
                <text:p>156.824</text:p>
              </table:table-cell>
              <table:table-cell office:value-type="float" office:value="88.377">
                <text:p>88.377</text:p>
              </table:table-cell>
              <table:table-cell office:value-type="float" office:value="89.672">
                <text:p>89.672</text:p>
              </table:table-cell>
              <table:table-cell office:value-type="float" office:value="88.07">
                <text:p>88.07</text:p>
              </table:table-cell>
              <table:table-cell office:value-type="float" office:value="87.325">
                <text:p>87.3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206">
                <text:p>96.206</text:p>
              </table:table-cell>
              <table:table-cell office:value-type="float" office:value="124.25">
                <text:p>124.25</text:p>
              </table:table-cell>
              <table:table-cell office:value-type="float" office:value="55.403">
                <text:p>55.403</text:p>
              </table:table-cell>
              <table:table-cell office:value-type="float" office:value="59.617">
                <text:p>59.617</text:p>
              </table:table-cell>
              <table:table-cell office:value-type="float" office:value="52.622">
                <text:p>52.622</text:p>
              </table:table-cell>
              <table:table-cell office:value-type="float" office:value="55.961">
                <text:p>55.96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27">
                <text:p>61.27</text:p>
              </table:table-cell>
              <table:table-cell office:value-type="float" office:value="58.818">
                <text:p>58.818</text:p>
              </table:table-cell>
              <table:table-cell office:value-type="float" office:value="52.418">
                <text:p>52.418</text:p>
              </table:table-cell>
              <table:table-cell office:value-type="float" office:value="52.92">
                <text:p>52.92</text:p>
              </table:table-cell>
              <table:table-cell office:value-type="float" office:value="61.313">
                <text:p>61.313</text:p>
              </table:table-cell>
              <table:table-cell office:value-type="float" office:value="65.73">
                <text:p>65.7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.822">
                <text:p>60.822</text:p>
              </table:table-cell>
              <table:table-cell office:value-type="float" office:value="53.451">
                <text:p>53.451</text:p>
              </table:table-cell>
              <table:table-cell office:value-type="float" office:value="53.981">
                <text:p>53.981</text:p>
              </table:table-cell>
              <table:table-cell office:value-type="float" office:value="53.605">
                <text:p>53.605</text:p>
              </table:table-cell>
              <table:table-cell office:value-type="float" office:value="55.444">
                <text:p>55.444</text:p>
              </table:table-cell>
              <table:table-cell office:value-type="float" office:value="52.46">
                <text:p>52.4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.709">
                <text:p>54.709</text:p>
              </table:table-cell>
              <table:table-cell office:value-type="float" office:value="55.331">
                <text:p>55.331</text:p>
              </table:table-cell>
              <table:table-cell office:value-type="float" office:value="56.94">
                <text:p>56.94</text:p>
              </table:table-cell>
              <table:table-cell office:value-type="float" office:value="54.295">
                <text:p>54.295</text:p>
              </table:table-cell>
              <table:table-cell office:value-type="float" office:value="52.92">
                <text:p>52.92</text:p>
              </table:table-cell>
              <table:table-cell office:value-type="float" office:value="52.776">
                <text:p>52.77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5.612">
                <text:p>55.612</text:p>
              </table:table-cell>
              <table:table-cell office:value-type="float" office:value="57.232">
                <text:p>57.232</text:p>
              </table:table-cell>
              <table:table-cell office:value-type="float" office:value="59.028">
                <text:p>59.028</text:p>
              </table:table-cell>
              <table:table-cell office:value-type="float" office:value="56.172">
                <text:p>56.172</text:p>
              </table:table-cell>
              <table:table-cell office:value-type="float" office:value="54.579">
                <text:p>54.579</text:p>
              </table:table-cell>
              <table:table-cell office:value-type="float" office:value="58.171">
                <text:p>58.17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istance="0.457cm"/>
    <draw:stroke-dash draw:name="ChartDash_20_2" draw:display-name="ChartDash 2" draw:style="rect" draw:dots1="1" draw:dots1-length="197%" draw:distance="197%"/>
    <draw:stroke-dash draw:name="ChartDash_20_3" draw:display-name="ChartDash 3" draw:style="rect" draw:dots1="1" draw:dots1-length="197%" draw:distance="127%"/>
    <draw:stroke-dash draw:name="ChartDash_20_4" draw:display-name="ChartDash 4" draw:style="rect" draw:dots1="1" draw:dots1-length="0.051cm" draw:dots2="1" draw:dots2-length="0.051cm" draw:distance="0.051cm"/>
    <draw:stroke-dash draw:name="ChartDash_20_5" draw:display-name="ChartDash 5" draw:style="rect" draw:dots1="1" draw:distance="5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2a6099" draw:fill-color="#2a6099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3" svg:stroke-width="0.212cm" svg:stroke-color="#158466" draw:fill-color="#1584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0.963cm" svg:y="0.406cm" chart:style-name="ch2">
          <text:p>CG</text:p>
        </chart:title>
        <chart:legend chart:legend-position="end" svg:x="19.439cm" svg:y="3.318cm" style:legend-expansion="high" chart:style-name="ch3"/>
        <chart:plot-area chart:style-name="ch4" chart:data-source-has-labels="both" svg:x="1.868cm" svg:y="2.137cm" svg:width="17.101cm" svg:height="9.726cm">
          <chartooo:coordinate-region svg:x="2.754cm" svg:y="2.442cm" svg:width="15.896cm" svg:height="8.562cm"/>
          <chart:axis chart:dimension="x" chart:name="primary-x" chart:style-name="ch5" chartooo:axis-type="auto">
            <chartooo:date-scale/>
            <chart:title svg:x="9.628cm" svg:y="12.134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series chart:style-name="ch12" chart:values-cell-range-address="local-table.$D$2:.$D$10" chart:label-cell-address="local-table.$D$1" chart:class="chart:line">
            <chart:data-point chart:repeated="9"/>
          </chart:series>
          <chart:series chart:style-name="ch13" chart:values-cell-range-address="local-table.$E$2:.$E$10" chart:label-cell-address="local-table.$E$1" chart:class="chart:line">
            <chart:data-point chart:repeated="9"/>
          </chart:series>
          <chart:series chart:style-name="ch14" chart:values-cell-range-address="local-table.$F$2:.$F$10" chart:label-cell-address="local-table.$F$1" chart:class="chart:line">
            <chart:data-point chart:repeated="9"/>
          </chart:series>
          <chart:series chart:style-name="ch15" chart:values-cell-range-address="local-table.$G$2:.$G$10" chart:label-cell-address="local-table.$G$1" chart:class="chart:line">
            <chart:data-point chart:repeated="9"/>
          </chart:series>
          <chart:series chart:style-name="ch16" chart:values-cell-range-address="local-table.$H$2:.$H$10" chart:label-cell-address="local-table.$H$1" chart:class="chart:line">
            <chart:data-point chart:repeated="9"/>
          </chart:series>
          <chart:series chart:style-name="ch17" chart:values-cell-range-address="local-table.$I$2:.$I$10" chart:label-cell-address="local-table.$I$1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69.97">
                <text:p>69.97</text:p>
              </table:table-cell>
              <table:table-cell office:value-type="float" office:value="69.623">
                <text:p>69.623</text:p>
              </table:table-cell>
              <table:table-cell office:value-type="float" office:value="72.501">
                <text:p>72.501</text:p>
              </table:table-cell>
              <table:table-cell office:value-type="float" office:value="69.842">
                <text:p>69.842</text:p>
              </table:table-cell>
              <table:table-cell office:value-type="float" office:value="66.779">
                <text:p>66.779</text:p>
              </table:table-cell>
              <table:table-cell office:value-type="float" office:value="67.567">
                <text:p>67.567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8.465">
                <text:p>68.465</text:p>
              </table:table-cell>
              <table:table-cell office:value-type="float" office:value="67.737">
                <text:p>67.737</text:p>
              </table:table-cell>
              <table:table-cell office:value-type="float" office:value="25.29">
                <text:p>25.29</text:p>
              </table:table-cell>
              <table:table-cell office:value-type="float" office:value="25.803">
                <text:p>25.803</text:p>
              </table:table-cell>
              <table:table-cell office:value-type="float" office:value="24.788">
                <text:p>24.788</text:p>
              </table:table-cell>
              <table:table-cell office:value-type="float" office:value="27.755">
                <text:p>27.75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.884">
                <text:p>67.884</text:p>
              </table:table-cell>
              <table:table-cell office:value-type="float" office:value="22.75">
                <text:p>22.75</text:p>
              </table:table-cell>
              <table:table-cell office:value-type="float" office:value="28.293">
                <text:p>28.293</text:p>
              </table:table-cell>
              <table:table-cell office:value-type="float" office:value="27.185">
                <text:p>27.185</text:p>
              </table:table-cell>
              <table:table-cell office:value-type="float" office:value="26.773">
                <text:p>26.773</text:p>
              </table:table-cell>
              <table:table-cell office:value-type="float" office:value="30.426">
                <text:p>30.42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321">
                <text:p>29.321</text:p>
              </table:table-cell>
              <table:table-cell office:value-type="float" office:value="28.204">
                <text:p>28.204</text:p>
              </table:table-cell>
              <table:table-cell office:value-type="float" office:value="27.769">
                <text:p>27.769</text:p>
              </table:table-cell>
              <table:table-cell office:value-type="float" office:value="26.255">
                <text:p>26.255</text:p>
              </table:table-cell>
              <table:table-cell office:value-type="float" office:value="28.792">
                <text:p>28.792</text:p>
              </table:table-cell>
              <table:table-cell office:value-type="float" office:value="32.524">
                <text:p>32.524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882">
                <text:p>23.882</text:p>
              </table:table-cell>
              <table:table-cell office:value-type="float" office:value="24.955">
                <text:p>24.955</text:p>
              </table:table-cell>
              <table:table-cell office:value-type="float" office:value="25.603">
                <text:p>25.603</text:p>
              </table:table-cell>
              <table:table-cell office:value-type="float" office:value="24.569">
                <text:p>24.569</text:p>
              </table:table-cell>
              <table:table-cell office:value-type="float" office:value="26.885">
                <text:p>26.885</text:p>
              </table:table-cell>
              <table:table-cell office:value-type="float" office:value="24.475">
                <text:p>24.47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95">
                <text:p>24.995</text:p>
              </table:table-cell>
              <table:table-cell office:value-type="float" office:value="24.021">
                <text:p>24.021</text:p>
              </table:table-cell>
              <table:table-cell office:value-type="float" office:value="24.788">
                <text:p>24.788</text:p>
              </table:table-cell>
              <table:table-cell office:value-type="float" office:value="23.452">
                <text:p>23.452</text:p>
              </table:table-cell>
              <table:table-cell office:value-type="float" office:value="28.792">
                <text:p>28.792</text:p>
              </table:table-cell>
              <table:table-cell office:value-type="float" office:value="25.29">
                <text:p>25.29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134">
                <text:p>25.134</text:p>
              </table:table-cell>
              <table:table-cell office:value-type="float" office:value="22.987">
                <text:p>22.987</text:p>
              </table:table-cell>
              <table:table-cell office:value-type="float" office:value="25.912">
                <text:p>25.912</text:p>
              </table:table-cell>
              <table:table-cell office:value-type="float" office:value="22.987">
                <text:p>22.987</text:p>
              </table:table-cell>
              <table:table-cell office:value-type="float" office:value="25.854">
                <text:p>25.854</text:p>
              </table:table-cell>
              <table:table-cell office:value-type="float" office:value="25.536">
                <text:p>25.53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723">
                <text:p>25.723</text:p>
              </table:table-cell>
              <table:table-cell office:value-type="float" office:value="23.107">
                <text:p>23.107</text:p>
              </table:table-cell>
              <table:table-cell office:value-type="float" office:value="24.68">
                <text:p>24.68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4.788">
                <text:p>24.788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.021">
                <text:p>24.021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3.334">
                <text:p>23.334</text:p>
              </table:table-cell>
              <table:table-cell office:value-type="float" office:value="23.107">
                <text:p>23.107</text:p>
              </table:table-cell>
              <table:table-cell office:value-type="float" office:value="23.882">
                <text:p>23.882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istance="5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3" svg:stroke-width="0.212cm" svg:stroke-color="#127622" draw:fill-color="#127622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1.042cm" svg:y="0.406cm" chart:style-name="ch2">
          <text:p>EP</text:p>
        </chart:title>
        <chart:legend chart:legend-position="end" svg:x="19.439cm" svg:y="3.318cm" style:legend-expansion="high" chart:style-name="ch3"/>
        <chart:plot-area chart:style-name="ch4" chart:data-source-has-labels="both" svg:x="1.868cm" svg:y="2.137cm" svg:width="17.101cm" svg:height="9.726cm">
          <chartooo:coordinate-region svg:x="2.754cm" svg:y="2.442cm" svg:width="15.578cm" svg:height="8.562cm"/>
          <chart:axis chart:dimension="x" chart:name="primary-x" chart:style-name="ch5" chartooo:axis-type="auto">
            <chartooo:date-scale/>
            <chart:title svg:x="9.628cm" svg:y="12.134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series chart:style-name="ch12" chart:values-cell-range-address="local-table.$D$2:.$D$10" chart:label-cell-address="local-table.$D$1" chart:class="chart:line">
            <chart:data-point chart:repeated="9"/>
          </chart:series>
          <chart:series chart:style-name="ch13" chart:values-cell-range-address="local-table.$E$2:.$E$10" chart:label-cell-address="local-table.$E$1" chart:class="chart:line">
            <chart:data-point chart:repeated="9"/>
          </chart:series>
          <chart:series chart:style-name="ch14" chart:values-cell-range-address="local-table.$F$2:.$F$10" chart:label-cell-address="local-table.$F$1" chart:class="chart:line">
            <chart:data-point chart:repeated="9"/>
          </chart:series>
          <chart:series chart:style-name="ch15" chart:values-cell-range-address="local-table.$G$2:.$G$10" chart:label-cell-address="local-table.$G$1" chart:class="chart:line">
            <chart:data-point chart:repeated="9"/>
          </chart:series>
          <chart:series chart:style-name="ch16" chart:values-cell-range-address="local-table.$H$2:.$H$10" chart:label-cell-address="local-table.$H$1" chart:class="chart:line">
            <chart:data-point chart:repeated="9"/>
          </chart:series>
          <chart:series chart:style-name="ch17" chart:values-cell-range-address="local-table.$I$2:.$I$10" chart:label-cell-address="local-table.$I$1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85.783">
                <text:p>85.783</text:p>
              </table:table-cell>
              <table:table-cell office:value-type="float" office:value="85.574">
                <text:p>85.574</text:p>
              </table:table-cell>
              <table:table-cell office:value-type="float" office:value="87.141">
                <text:p>87.141</text:p>
              </table:table-cell>
              <table:table-cell office:value-type="float" office:value="88.62">
                <text:p>88.62</text:p>
              </table:table-cell>
              <table:table-cell office:value-type="float" office:value="86.205">
                <text:p>86.205</text:p>
              </table:table-cell>
              <table:table-cell office:value-type="float" office:value="84.783">
                <text:p>84.783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4.246">
                <text:p>34.246</text:p>
              </table:table-cell>
              <table:table-cell office:value-type="float" office:value="35.242">
                <text:p>35.242</text:p>
              </table:table-cell>
              <table:table-cell office:value-type="float" office:value="36.568">
                <text:p>36.568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061">
                <text:p>34.0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93">
                <text:p>34.93</text:p>
              </table:table-cell>
              <table:table-cell office:value-type="float" office:value="35.292">
                <text:p>35.292</text:p>
              </table:table-cell>
              <table:table-cell office:value-type="float" office:value="34.041">
                <text:p>34.041</text:p>
              </table:table-cell>
              <table:table-cell office:value-type="float" office:value="36.558">
                <text:p>36.5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.123">
                <text:p>35.123</text:p>
              </table:table-cell>
              <table:table-cell office:value-type="float" office:value="35.282">
                <text:p>35.282</text:p>
              </table:table-cell>
              <table:table-cell office:value-type="float" office:value="34.528">
                <text:p>34.528</text:p>
              </table:table-cell>
              <table:table-cell office:value-type="float" office:value="34.94">
                <text:p>34.94</text:p>
              </table:table-cell>
              <table:table-cell office:value-type="float" office:value="34.39">
                <text:p>34.39</text:p>
              </table:table-cell>
              <table:table-cell office:value-type="float" office:value="34.161">
                <text:p>34.1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.543">
                <text:p>34.543</text:p>
              </table:table-cell>
              <table:table-cell office:value-type="float" office:value="34.451">
                <text:p>34.451</text:p>
              </table:table-cell>
              <table:table-cell office:value-type="float" office:value="34.921">
                <text:p>34.921</text:p>
              </table:table-cell>
              <table:table-cell office:value-type="float" office:value="34.282">
                <text:p>34.282</text:p>
              </table:table-cell>
              <table:table-cell office:value-type="float" office:value="34.541">
                <text:p>34.541</text:p>
              </table:table-cell>
              <table:table-cell office:value-type="float" office:value="34.258">
                <text:p>34.2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443">
                <text:p>34.443</text:p>
              </table:table-cell>
              <table:table-cell office:value-type="float" office:value="34.981">
                <text:p>34.981</text:p>
              </table:table-cell>
              <table:table-cell office:value-type="float" office:value="34.951">
                <text:p>34.951</text:p>
              </table:table-cell>
              <table:table-cell office:value-type="float" office:value="34.254">
                <text:p>34.254</text:p>
              </table:table-cell>
              <table:table-cell office:value-type="float" office:value="34.241">
                <text:p>34.241</text:p>
              </table:table-cell>
              <table:table-cell office:value-type="float" office:value="34.568">
                <text:p>34.56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5.4008333333333">
                <text:p>35.4008333333333</text:p>
              </table:table-cell>
              <table:table-cell office:value-type="float" office:value="35.102">
                <text:p>35.102</text:p>
              </table:table-cell>
              <table:table-cell office:value-type="float" office:value="34.901">
                <text:p>34.901</text:p>
              </table:table-cell>
              <table:table-cell office:value-type="float" office:value="34.54">
                <text:p>34.54</text:p>
              </table:table-cell>
              <table:table-cell office:value-type="float" office:value="34.459">
                <text:p>34.459</text:p>
              </table:table-cell>
              <table:table-cell office:value-type="float" office:value="34.161">
                <text:p>34.1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93">
                <text:p>34.93</text:p>
              </table:table-cell>
              <table:table-cell office:value-type="float" office:value="35.292">
                <text:p>35.292</text:p>
              </table:table-cell>
              <table:table-cell office:value-type="float" office:value="34.041">
                <text:p>34.041</text:p>
              </table:table-cell>
              <table:table-cell office:value-type="float" office:value="36.558">
                <text:p>36.5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4.543">
                <text:p>34.543</text:p>
              </table:table-cell>
              <table:table-cell office:value-type="float" office:value="34.451">
                <text:p>34.451</text:p>
              </table:table-cell>
              <table:table-cell office:value-type="float" office:value="34.921">
                <text:p>34.921</text:p>
              </table:table-cell>
              <table:table-cell office:value-type="float" office:value="34.282">
                <text:p>34.282</text:p>
              </table:table-cell>
              <table:table-cell office:value-type="float" office:value="34.541">
                <text:p>34.541</text:p>
              </table:table-cell>
              <table:table-cell office:value-type="float" office:value="34.258">
                <text:p>34.2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0.051cm" draw:dots2="1" draw:dots2-length="0.051cm" draw:distance="0.051cm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istance="5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2a6099" draw:fill-color="#2a6099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ChartDash_20_3" svg:stroke-width="0.212cm" svg:stroke-color="#158466" draw:fill-color="#1584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1.069cm" svg:y="0.406cm" chart:style-name="ch2">
          <text:p>FT</text:p>
        </chart:title>
        <chart:legend chart:legend-position="end" svg:x="19.439cm" svg:y="3.318cm" style:legend-expansion="high" chart:style-name="ch3"/>
        <chart:plot-area chart:style-name="ch4" chart:data-source-has-labels="both" svg:x="1.868cm" svg:y="2.137cm" svg:width="17.101cm" svg:height="9.726cm">
          <chartooo:coordinate-region svg:x="2.754cm" svg:y="2.442cm" svg:width="15.896cm" svg:height="8.562cm"/>
          <chart:axis chart:dimension="x" chart:name="primary-x" chart:style-name="ch5" chartooo:axis-type="auto">
            <chartooo:date-scale/>
            <chart:title svg:x="9.628cm" svg:y="12.134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series chart:style-name="ch12" chart:values-cell-range-address="local-table.$D$2:.$D$10" chart:label-cell-address="local-table.$D$1" chart:class="chart:line">
            <chart:data-point chart:repeated="9"/>
          </chart:series>
          <chart:series chart:style-name="ch13" chart:values-cell-range-address="local-table.$E$2:.$E$10" chart:label-cell-address="local-table.$E$1" chart:class="chart:line">
            <chart:data-point chart:repeated="9"/>
          </chart:series>
          <chart:series chart:style-name="ch14" chart:values-cell-range-address="local-table.$F$2:.$F$10" chart:label-cell-address="local-table.$F$1" chart:class="chart:line">
            <chart:data-point chart:repeated="9"/>
          </chart:series>
          <chart:series chart:style-name="ch15" chart:values-cell-range-address="local-table.$G$2:.$G$10" chart:label-cell-address="local-table.$G$1" chart:class="chart:line">
            <chart:data-point chart:repeated="9"/>
          </chart:series>
          <chart:series chart:style-name="ch16" chart:values-cell-range-address="local-table.$H$2:.$H$10" chart:label-cell-address="local-table.$H$1" chart:class="chart:line">
            <chart:data-point chart:repeated="9"/>
          </chart:series>
          <chart:series chart:style-name="ch17" chart:values-cell-range-address="local-table.$I$2:.$I$10" chart:label-cell-address="local-table.$I$1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38.297">
                <text:p>38.297</text:p>
              </table:table-cell>
              <table:table-cell office:value-type="float" office:value="36.904">
                <text:p>36.904</text:p>
              </table:table-cell>
              <table:table-cell office:value-type="float" office:value="37.548">
                <text:p>37.548</text:p>
              </table:table-cell>
              <table:table-cell office:value-type="float" office:value="37.24">
                <text:p>37.24</text:p>
              </table:table-cell>
              <table:table-cell office:value-type="float" office:value="37.308">
                <text:p>37.308</text:p>
              </table:table-cell>
              <table:table-cell office:value-type="float" office:value="39.083">
                <text:p>39.08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.825">
                <text:p>36.825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943">
                <text:p>28.943</text:p>
              </table:table-cell>
              <table:table-cell office:value-type="float" office:value="37.402">
                <text:p>37.402</text:p>
              </table:table-cell>
              <table:table-cell office:value-type="float" office:value="37.378">
                <text:p>37.378</text:p>
              </table:table-cell>
              <table:table-cell office:value-type="float" office:value="40.488">
                <text:p>40.488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284">
                <text:p>37.284</text:p>
              </table:table-cell>
              <table:table-cell office:value-type="float" office:value="28.214">
                <text:p>28.214</text:p>
              </table:table-cell>
              <table:table-cell office:value-type="float" office:value="22.639">
                <text:p>22.639</text:p>
              </table:table-cell>
              <table:table-cell office:value-type="float" office:value="30.452">
                <text:p>30.452</text:p>
              </table:table-cell>
              <table:table-cell office:value-type="float" office:value="40.515">
                <text:p>40.515</text:p>
              </table:table-cell>
              <table:table-cell office:value-type="float" office:value="40.06">
                <text:p>40.06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431">
                <text:p>38.431</text:p>
              </table:table-cell>
              <table:table-cell office:value-type="float" office:value="21.403">
                <text:p>21.403</text:p>
              </table:table-cell>
              <table:table-cell office:value-type="float" office:value="15.216">
                <text:p>15.216</text:p>
              </table:table-cell>
              <table:table-cell office:value-type="float" office:value="21.799">
                <text:p>21.799</text:p>
              </table:table-cell>
              <table:table-cell office:value-type="float" office:value="39.992">
                <text:p>39.992</text:p>
              </table:table-cell>
              <table:table-cell office:value-type="float" office:value="31.934">
                <text:p>31.93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821">
                <text:p>38.821</text:p>
              </table:table-cell>
              <table:table-cell office:value-type="float" office:value="14.59">
                <text:p>14.59</text:p>
              </table:table-cell>
              <table:table-cell office:value-type="float" office:value="14.238">
                <text:p>14.238</text:p>
              </table:table-cell>
              <table:table-cell office:value-type="float" office:value="15.745">
                <text:p>15.745</text:p>
              </table:table-cell>
              <table:table-cell office:value-type="float" office:value="40.297">
                <text:p>40.297</text:p>
              </table:table-cell>
              <table:table-cell office:value-type="float" office:value="17.654">
                <text:p>17.65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37">
                <text:p>15.437</text:p>
              </table:table-cell>
              <table:table-cell office:value-type="float" office:value="14.383">
                <text:p>14.383</text:p>
              </table:table-cell>
              <table:table-cell office:value-type="float" office:value="12.644">
                <text:p>12.644</text:p>
              </table:table-cell>
              <table:table-cell office:value-type="float" office:value="14.877">
                <text:p>14.877</text:p>
              </table:table-cell>
              <table:table-cell office:value-type="float" office:value="17.904">
                <text:p>17.904</text:p>
              </table:table-cell>
              <table:table-cell office:value-type="float" office:value="17.117">
                <text:p>17.11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156">
                <text:p>14.156</text:p>
              </table:table-cell>
              <table:table-cell office:value-type="float" office:value="12.865">
                <text:p>12.865</text:p>
              </table:table-cell>
              <table:table-cell office:value-type="float" office:value="13.509">
                <text:p>13.509</text:p>
              </table:table-cell>
              <table:table-cell office:value-type="float" office:value="12.859">
                <text:p>12.859</text:p>
              </table:table-cell>
              <table:table-cell office:value-type="float" office:value="13.666">
                <text:p>13.666</text:p>
              </table:table-cell>
              <table:table-cell office:value-type="float" office:value="12.271">
                <text:p>12.271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656">
                <text:p>12.656</text:p>
              </table:table-cell>
              <table:table-cell office:value-type="float" office:value="12.865">
                <text:p>12.865</text:p>
              </table:table-cell>
              <table:table-cell office:value-type="float" office:value="12.583">
                <text:p>12.583</text:p>
              </table:table-cell>
              <table:table-cell office:value-type="float" office:value="14.393">
                <text:p>14.393</text:p>
              </table:table-cell>
              <table:table-cell office:value-type="float" office:value="14.591">
                <text:p>14.591</text:p>
              </table:table-cell>
              <table:table-cell office:value-type="float" office:value="13.403">
                <text:p>13.40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679">
                <text:p>13.679</text:p>
              </table:table-cell>
              <table:table-cell office:value-type="float" office:value="12.265">
                <text:p>12.265</text:p>
              </table:table-cell>
              <table:table-cell office:value-type="float" office:value="13.013">
                <text:p>13.013</text:p>
              </table:table-cell>
              <table:table-cell office:value-type="float" office:value="12.582">
                <text:p>12.582</text:p>
              </table:table-cell>
              <table:table-cell office:value-type="float" office:value="13.66">
                <text:p>13.66</text:p>
              </table:table-cell>
              <table:table-cell office:value-type="float" office:value="12.437">
                <text:p>12.43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istance="5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Dashed_20__28_var_29_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e6a39" draw:fill-color="#1e6a39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line" chart:style-name="ch1">
        <chart:title svg:x="11.029cm" svg:y="0.406cm" chart:style-name="ch2">
          <text:p>LU</text:p>
        </chart:title>
        <chart:legend chart:legend-position="end" svg:x="19.439cm" svg:y="3.318cm" style:legend-expansion="high" chart:style-name="ch3"/>
        <chart:plot-area chart:style-name="ch4" chart:data-source-has-labels="both" svg:x="1.868cm" svg:y="2.137cm" svg:width="17.101cm" svg:height="9.726cm">
          <chartooo:coordinate-region svg:x="3.072cm" svg:y="2.442cm" svg:width="15.579cm" svg:height="8.562cm"/>
          <chart:axis chart:dimension="x" chart:name="primary-x" chart:style-name="ch5" chartooo:axis-type="auto">
            <chartooo:date-scale/>
            <chart:title svg:x="9.628cm" svg:y="12.134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B$2:.$B$10" chart:label-cell-address="local-table.$B$1" chart:class="chart:line">
            <chart:data-point chart:repeated="9"/>
          </chart:series>
          <chart:series chart:style-name="ch11" chart:values-cell-range-address="local-table.$C$2:.$C$10" chart:label-cell-address="local-table.$C$1" chart:class="chart:line">
            <chart:data-point chart:repeated="9"/>
          </chart:series>
          <chart:series chart:style-name="ch12" chart:values-cell-range-address="local-table.$D$2:.$D$10" chart:label-cell-address="local-table.$D$1" chart:class="chart:line">
            <chart:data-point chart:repeated="9"/>
          </chart:series>
          <chart:series chart:style-name="ch13" chart:values-cell-range-address="local-table.$E$2:.$E$10" chart:label-cell-address="local-table.$E$1" chart:class="chart:line">
            <chart:data-point chart:repeated="9"/>
          </chart:series>
          <chart:series chart:style-name="ch14" chart:values-cell-range-address="local-table.$F$2:.$F$10" chart:label-cell-address="local-table.$F$1" chart:class="chart:line">
            <chart:data-point chart:repeated="9"/>
          </chart:series>
          <chart:series chart:style-name="ch15" chart:values-cell-range-address="local-table.$G$2:.$G$10" chart:label-cell-address="local-table.$G$1" chart:class="chart:line">
            <chart:data-point chart:repeated="9"/>
          </chart:series>
          <chart:series chart:style-name="ch16" chart:values-cell-range-address="local-table.$H$2:.$H$10" chart:label-cell-address="local-table.$H$1" chart:class="chart:line">
            <chart:data-point chart:repeated="9"/>
          </chart:series>
          <chart:series chart:style-name="ch17" chart:values-cell-range-address="local-table.$I$2:.$I$10" chart:label-cell-address="local-table.$I$1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116.955">
                <text:p>116.955</text:p>
              </table:table-cell>
              <table:table-cell office:value-type="float" office:value="114.323">
                <text:p>114.323</text:p>
              </table:table-cell>
              <table:table-cell office:value-type="float" office:value="115.102">
                <text:p>115.102</text:p>
              </table:table-cell>
              <table:table-cell office:value-type="float" office:value="116.773">
                <text:p>116.773</text:p>
              </table:table-cell>
              <table:table-cell office:value-type="float" office:value="112.829">
                <text:p>112.829</text:p>
              </table:table-cell>
              <table:table-cell office:value-type="float" office:value="116.772">
                <text:p>116.772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5.391">
                <text:p>115.391</text:p>
              </table:table-cell>
              <table:table-cell office:value-type="float" office:value="110.364">
                <text:p>110.364</text:p>
              </table:table-cell>
              <table:table-cell office:value-type="float" office:value="112.273">
                <text:p>112.273</text:p>
              </table:table-cell>
              <table:table-cell office:value-type="float" office:value="111.764">
                <text:p>111.764</text:p>
              </table:table-cell>
              <table:table-cell office:value-type="float" office:value="118.406">
                <text:p>118.406</text:p>
              </table:table-cell>
              <table:table-cell office:value-type="float" office:value="119.576">
                <text:p>119.576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1.136">
                <text:p>111.136</text:p>
              </table:table-cell>
              <table:table-cell office:value-type="float" office:value="106.074">
                <text:p>106.074</text:p>
              </table:table-cell>
              <table:table-cell office:value-type="float" office:value="111.852">
                <text:p>111.852</text:p>
              </table:table-cell>
              <table:table-cell office:value-type="float" office:value="109.943">
                <text:p>109.943</text:p>
              </table:table-cell>
              <table:table-cell office:value-type="float" office:value="113.68">
                <text:p>113.68</text:p>
              </table:table-cell>
              <table:table-cell office:value-type="float" office:value="118.678">
                <text:p>118.678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0.715">
                <text:p>110.715</text:p>
              </table:table-cell>
              <table:table-cell office:value-type="float" office:value="106.84">
                <text:p>106.84</text:p>
              </table:table-cell>
              <table:table-cell office:value-type="float" office:value="104.664">
                <text:p>104.664</text:p>
              </table:table-cell>
              <table:table-cell office:value-type="float" office:value="121.022">
                <text:p>121.022</text:p>
              </table:table-cell>
              <table:table-cell office:value-type="float" office:value="132.45">
                <text:p>132.45</text:p>
              </table:table-cell>
              <table:table-cell office:value-type="float" office:value="110.715">
                <text:p>110.715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.375">
                <text:p>129.375</text:p>
              </table:table-cell>
              <table:table-cell office:value-type="float" office:value="103.441">
                <text:p>103.441</text:p>
              </table:table-cell>
              <table:table-cell office:value-type="float" office:value="103.501">
                <text:p>103.501</text:p>
              </table:table-cell>
              <table:table-cell office:value-type="float" office:value="97.361">
                <text:p>97.361</text:p>
              </table:table-cell>
              <table:table-cell office:value-type="float" office:value="128.312">
                <text:p>128.312</text:p>
              </table:table-cell>
              <table:table-cell office:value-type="float" office:value="115.203">
                <text:p>115.203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4.259">
                <text:p>174.259</text:p>
              </table:table-cell>
              <table:table-cell office:value-type="float" office:value="115.203">
                <text:p>115.203</text:p>
              </table:table-cell>
              <table:table-cell office:value-type="float" office:value="158.536">
                <text:p>158.536</text:p>
              </table:table-cell>
              <table:table-cell office:value-type="float" office:value="274.309">
                <text:p>274.309</text:p>
              </table:table-cell>
              <table:table-cell office:value-type="float" office:value="128.314">
                <text:p>128.314</text:p>
              </table:table-cell>
              <table:table-cell office:value-type="float" office:value="132.45">
                <text:p>132.45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5.413">
                <text:p>165.413</text:p>
              </table:table-cell>
              <table:table-cell office:value-type="float" office:value="169.152">
                <text:p>169.152</text:p>
              </table:table-cell>
              <table:table-cell office:value-type="float" office:value="160.888">
                <text:p>160.888</text:p>
              </table:table-cell>
              <table:table-cell office:value-type="float" office:value="132.45">
                <text:p>132.45</text:p>
              </table:table-cell>
              <table:table-cell office:value-type="float" office:value="131.45">
                <text:p>131.45</text:p>
              </table:table-cell>
              <table:table-cell office:value-type="float" office:value="138.46">
                <text:p>138.46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4.19">
                <text:p>164.19</text:p>
              </table:table-cell>
              <table:table-cell office:value-type="float" office:value="167.541">
                <text:p>167.541</text:p>
              </table:table-cell>
              <table:table-cell office:value-type="float" office:value="169.645">
                <text:p>169.645</text:p>
              </table:table-cell>
              <table:table-cell office:value-type="float" office:value="153.246">
                <text:p>153.246</text:p>
              </table:table-cell>
              <table:table-cell office:value-type="float" office:value="158.536">
                <text:p>158.536</text:p>
              </table:table-cell>
              <table:table-cell office:value-type="float" office:value="169.645">
                <text:p>169.645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54.957">
                <text:p>154.957</text:p>
              </table:table-cell>
              <table:table-cell office:value-type="float" office:value="162.043">
                <text:p>162.043</text:p>
              </table:table-cell>
              <table:table-cell office:value-type="float" office:value="182.218">
                <text:p>182.218</text:p>
              </table:table-cell>
              <table:table-cell office:value-type="float" office:value="157.031">
                <text:p>157.031</text:p>
              </table:table-cell>
              <table:table-cell office:value-type="float" office:value="167.354">
                <text:p>167.354</text:p>
              </table:table-cell>
              <table:table-cell office:value-type="float" office:value="171.822">
                <text:p>171.822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ChartDash_20_2" draw:display-name="ChartDash 2" draw:style="rect" draw:dots1="1" draw:distance="5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6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111">
      <style:chart-properties chart:symbol-type="none" chart:link-data-style-to-source="true"/>
      <style:graphic-properties draw:stroke="dash" draw:stroke-dash="ChartDash_20_3" svg:stroke-width="0.212cm" svg:stroke-color="#127622" draw:fill-color="#127622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scatter" chart:style-name="ch1">
        <chart:title svg:x="10.91cm" svg:y="0.406cm" chart:style-name="ch2">
          <text:p>MG</text:p>
        </chart:title>
        <chart:legend chart:legend-position="end" svg:x="19.439cm" svg:y="3.318cm" style:legend-expansion="high" chart:style-name="ch3"/>
        <chart:plot-area chart:style-name="ch4" chart:data-source-has-labels="both" svg:x="1.868cm" svg:y="2.137cm" svg:width="17.101cm" svg:height="9.726cm">
          <chartooo:coordinate-region svg:x="2.437cm" svg:y="2.442cm" svg:width="16.213cm" svg:height="8.562cm"/>
          <chart:axis chart:dimension="x" chart:name="primary-x" chart:style-name="ch5" chartooo:axis-type="auto">
            <chart:title svg:x="9.628cm" svg:y="12.134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8.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5"/>
            <chart:data-point chart:style-name="ch17"/>
            <chart:data-point chart:repeated="3"/>
          </chart:series>
          <chart:series chart:style-name="ch18" chart:values-cell-range-address="local-table.$J$2:.$J$10" chart:label-cell-address="local-table.$J$1" chart:class="chart:scatte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735">
                <text:p>4.735</text:p>
              </table:table-cell>
              <table:table-cell office:value-type="float" office:value="4.527">
                <text:p>4.527</text:p>
              </table:table-cell>
              <table:table-cell office:value-type="float" office:value="4.859">
                <text:p>4.859</text:p>
              </table:table-cell>
              <table:table-cell office:value-type="float" office:value="4.663">
                <text:p>4.663</text:p>
              </table:table-cell>
              <table:table-cell office:value-type="float" office:value="4.711">
                <text:p>4.711</text:p>
              </table:table-cell>
              <table:table-cell office:value-type="float" office:value="4.787">
                <text:p>4.787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484">
                <text:p>4.484</text:p>
              </table:table-cell>
              <table:table-cell office:value-type="float" office:value="4.374">
                <text:p>4.374</text:p>
              </table:table-cell>
              <table:table-cell office:value-type="float" office:value="4.289">
                <text:p>4.289</text:p>
              </table:table-cell>
              <table:table-cell office:value-type="float" office:value="4.574">
                <text:p>4.574</text:p>
              </table:table-cell>
              <table:table-cell office:value-type="float" office:value="4.424">
                <text:p>4.424</text:p>
              </table:table-cell>
              <table:table-cell office:value-type="float" office:value="4.453">
                <text:p>4.453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981">
                <text:p>3.981</text:p>
              </table:table-cell>
              <table:table-cell office:value-type="float" office:value="4.021">
                <text:p>4.021</text:p>
              </table:table-cell>
              <table:table-cell office:value-type="float" office:value="3.804">
                <text:p>3.804</text:p>
              </table:table-cell>
              <table:table-cell office:value-type="float" office:value="3.841">
                <text:p>3.841</text:p>
              </table:table-cell>
              <table:table-cell office:value-type="float" office:value="3.935">
                <text:p>3.935</text:p>
              </table:table-cell>
              <table:table-cell office:value-type="float" office:value="3.875">
                <text:p>3.875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3.831">
                <text:p>3.831</text:p>
              </table:table-cell>
              <table:table-cell office:value-type="float" office:value="3.796">
                <text:p>3.796</text:p>
              </table:table-cell>
              <table:table-cell office:value-type="float" office:value="4.124">
                <text:p>4.124</text:p>
              </table:table-cell>
              <table:table-cell office:value-type="float" office:value="4.046">
                <text:p>4.04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14">
                <text:p>4.014</text:p>
              </table:table-cell>
              <table:table-cell office:value-type="float" office:value="4.242">
                <text:p>4.242</text:p>
              </table:table-cell>
              <table:table-cell office:value-type="float" office:value="3.792">
                <text:p>3.792</text:p>
              </table:table-cell>
              <table:table-cell office:value-type="float" office:value="4.084">
                <text:p>4.084</text:p>
              </table:table-cell>
              <table:table-cell office:value-type="float" office:value="4.158">
                <text:p>4.158</text:p>
              </table:table-cell>
              <table:table-cell office:value-type="float" office:value="4.091">
                <text:p>4.091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46">
                <text:p>3.946</text:p>
              </table:table-cell>
              <table:table-cell office:value-type="float" office:value="4.04">
                <text:p>4.04</text:p>
              </table:table-cell>
              <table:table-cell office:value-type="float" office:value="4.715">
                <text:p>4.715</text:p>
              </table:table-cell>
              <table:table-cell office:value-type="float" office:value="4.084">
                <text:p>4.084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06">
                <text:p>4.06</text:p>
              </table:table-cell>
              <table:table-cell office:value-type="float" office:value="4.15">
                <text:p>4.15</text:p>
              </table:table-cell>
              <table:table-cell office:value-type="float" office:value="4.125">
                <text:p>4.125</text:p>
              </table:table-cell>
              <table:table-cell office:value-type="float" office:value="3.805">
                <text:p>3.805</text:p>
              </table:table-cell>
              <table:table-cell office:value-type="float" office:value="3.662">
                <text:p>3.662</text:p>
              </table:table-cell>
              <table:table-cell office:value-type="float" office:value="3.644">
                <text:p>3.644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669">
                <text:p>3.669</text:p>
              </table:table-cell>
              <table:table-cell office:value-type="float" office:value="3.857">
                <text:p>3.857</text:p>
              </table:table-cell>
              <table:table-cell office:value-type="float" office:value="3.805">
                <text:p>3.805</text:p>
              </table:table-cell>
              <table:table-cell office:value-type="float" office:value="3.681">
                <text:p>3.681</text:p>
              </table:table-cell>
              <table:table-cell office:value-type="float" office:value="4.14">
                <text:p>4.14</text:p>
              </table:table-cell>
              <table:table-cell office:value-type="float" office:value="4.172">
                <text:p>4.172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449">
                <text:p>3.449</text:p>
              </table:table-cell>
              <table:table-cell office:value-type="float" office:value="3.715">
                <text:p>3.715</text:p>
              </table:table-cell>
              <table:table-cell office:value-type="float" office:value="3.571">
                <text:p>3.571</text:p>
              </table:table-cell>
              <table:table-cell office:value-type="float" office:value="3.467">
                <text:p>3.467</text:p>
              </table:table-cell>
              <table:table-cell office:value-type="float" office:value="3.552">
                <text:p>3.552</text:p>
              </table:table-cell>
              <table:table-cell office:value-type="float" office:value="3.743">
                <text:p>3.743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istance="5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ChartDash_20_1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ChartDash_20_2" svg:stroke-width="0.212cm" svg:stroke-color="#127622" draw:fill-color="#127622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801cm" xlink:href="." xlink:type="simple" chart:class="chart:scatter" chart:style-name="ch1">
        <chart:title svg:x="11.042cm" svg:y="0.412cm" chart:style-name="ch2">
          <text:p>SP</text:p>
        </chart:title>
        <chart:legend chart:legend-position="end" svg:x="19.439cm" svg:y="3.468cm" style:legend-expansion="high" chart:style-name="ch3"/>
        <chart:plot-area chart:style-name="ch4" chart:data-source-has-labels="both" svg:x="1.549cm" svg:y="1.573cm" svg:width="17.099cm" svg:height="10.531cm">
          <chartooo:coordinate-region svg:x="2.753cm" svg:y="1.878cm" svg:width="15.576cm" svg:height="9.367cm"/>
          <chart:axis chart:dimension="x" chart:name="primary-x" chart:style-name="ch5" chartooo:axis-type="auto">
            <chart:title svg:x="9.308cm" svg:y="12.381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132cm" svg:y="8.488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.626">
                <text:p>83.626</text:p>
              </table:table-cell>
              <table:table-cell office:value-type="float" office:value="88.82">
                <text:p>88.82</text:p>
              </table:table-cell>
              <table:table-cell office:value-type="float" office:value="87.08">
                <text:p>87.08</text:p>
              </table:table-cell>
              <table:table-cell office:value-type="float" office:value="85.033">
                <text:p>85.033</text:p>
              </table:table-cell>
              <table:table-cell office:value-type="float" office:value="89.579">
                <text:p>89.579</text:p>
              </table:table-cell>
              <table:table-cell office:value-type="float" office:value="85.739">
                <text:p>85.739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44">
                <text:p>77.344</text:p>
              </table:table-cell>
              <table:table-cell office:value-type="float" office:value="77.418">
                <text:p>77.418</text:p>
              </table:table-cell>
              <table:table-cell office:value-type="float" office:value="125.862">
                <text:p>125.862</text:p>
              </table:table-cell>
              <table:table-cell office:value-type="float" office:value="89.011">
                <text:p>89.011</text:p>
              </table:table-cell>
              <table:table-cell office:value-type="float" office:value="75.745">
                <text:p>75.745</text:p>
              </table:table-cell>
              <table:table-cell office:value-type="float" office:value="84.058">
                <text:p>84.05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.542">
                <text:p>68.542</text:p>
              </table:table-cell>
              <table:table-cell office:value-type="float" office:value="66.372">
                <text:p>66.372</text:p>
              </table:table-cell>
              <table:table-cell office:value-type="float" office:value="136.847">
                <text:p>136.847</text:p>
              </table:table-cell>
              <table:table-cell office:value-type="float" office:value="71.266">
                <text:p>71.266</text:p>
              </table:table-cell>
              <table:table-cell office:value-type="float" office:value="68.67">
                <text:p>68.67</text:p>
              </table:table-cell>
              <table:table-cell office:value-type="float" office:value="81.037">
                <text:p>81.03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3.135">
                <text:p>63.135</text:p>
              </table:table-cell>
              <table:table-cell office:value-type="float" office:value="62.103">
                <text:p>62.103</text:p>
              </table:table-cell>
              <table:table-cell office:value-type="float" office:value="87.314">
                <text:p>87.314</text:p>
              </table:table-cell>
              <table:table-cell office:value-type="float" office:value="62.039">
                <text:p>62.039</text:p>
              </table:table-cell>
              <table:table-cell office:value-type="float" office:value="64.317">
                <text:p>64.317</text:p>
              </table:table-cell>
              <table:table-cell office:value-type="float" office:value="74.7">
                <text:p>74.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.686">
                <text:p>66.686</text:p>
              </table:table-cell>
              <table:table-cell office:value-type="float" office:value="62.503">
                <text:p>62.503</text:p>
              </table:table-cell>
              <table:table-cell office:value-type="float" office:value="85.084">
                <text:p>85.084</text:p>
              </table:table-cell>
              <table:table-cell office:value-type="float" office:value="62.215">
                <text:p>62.215</text:p>
              </table:table-cell>
              <table:table-cell office:value-type="float" office:value="65.604">
                <text:p>65.604</text:p>
              </table:table-cell>
              <table:table-cell office:value-type="float" office:value="75.598">
                <text:p>75.59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1.331">
                <text:p>111.331</text:p>
              </table:table-cell>
              <table:table-cell office:value-type="float" office:value="109.078">
                <text:p>109.078</text:p>
              </table:table-cell>
              <table:table-cell office:value-type="float" office:value="86.092">
                <text:p>86.092</text:p>
              </table:table-cell>
              <table:table-cell office:value-type="float" office:value="121.949">
                <text:p>121.949</text:p>
              </table:table-cell>
              <table:table-cell office:value-type="float" office:value="103.771">
                <text:p>103.771</text:p>
              </table:table-cell>
              <table:table-cell office:value-type="float" office:value="102.735">
                <text:p>102.735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552">
                <text:p>61.552</text:p>
              </table:table-cell>
              <table:table-cell office:value-type="float" office:value="63.737">
                <text:p>63.737</text:p>
              </table:table-cell>
              <table:table-cell office:value-type="float" office:value="97.509">
                <text:p>97.509</text:p>
              </table:table-cell>
              <table:table-cell office:value-type="float" office:value="62.916">
                <text:p>62.916</text:p>
              </table:table-cell>
              <table:table-cell office:value-type="float" office:value="62.602">
                <text:p>62.602</text:p>
              </table:table-cell>
              <table:table-cell office:value-type="float" office:value="79.493">
                <text:p>79.493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341">
                <text:p>62.341</text:p>
              </table:table-cell>
              <table:table-cell office:value-type="float" office:value="62.602">
                <text:p>62.602</text:p>
              </table:table-cell>
              <table:table-cell office:value-type="float" office:value="83.246">
                <text:p>83.246</text:p>
              </table:table-cell>
              <table:table-cell office:value-type="float" office:value="96.228">
                <text:p>96.228</text:p>
              </table:table-cell>
              <table:table-cell office:value-type="float" office:value="89.226">
                <text:p>89.226</text:p>
              </table:table-cell>
              <table:table-cell office:value-type="float" office:value="62.569">
                <text:p>62.569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.34">
                <text:p>78.34</text:p>
              </table:table-cell>
              <table:table-cell office:value-type="float" office:value="64.286">
                <text:p>64.286</text:p>
              </table:table-cell>
              <table:table-cell office:value-type="float" office:value="85.642">
                <text:p>85.642</text:p>
              </table:table-cell>
              <table:table-cell office:value-type="float" office:value="64.658">
                <text:p>64.658</text:p>
              </table:table-cell>
              <table:table-cell office:value-type="float" office:value="63.206">
                <text:p>63.206</text:p>
              </table:table-cell>
              <table:table-cell office:value-type="float" office:value="66.704">
                <text:p>66.704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istance="5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27622" draw:fill-color="#127622"/>
      <style:text-properties fo:font-size="10pt" style:font-size-asian="10pt" style:font-size-complex="10pt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801cm" svg:height="13.501cm" xlink:href="." xlink:type="simple" chart:class="chart:scatter" chart:style-name="ch1">
        <chart:title svg:x="11.139cm" svg:y="0.406cm" chart:style-name="ch2">
          <text:p>UA</text:p>
        </chart:title>
        <chart:legend chart:legend-position="end" svg:x="19.739cm" svg:y="3.318cm" style:legend-expansion="high" chart:style-name="ch3"/>
        <chart:plot-area chart:style-name="ch4" chart:data-source-has-labels="both" svg:x="1.305cm" svg:y="1.436cm" svg:width="18.13cm" svg:height="10.359cm">
          <chartooo:coordinate-region svg:x="2.826cm" svg:y="1.741cm" svg:width="16.29cm" svg:height="9.195cm"/>
          <chart:axis chart:dimension="x" chart:name="primary-x" chart:style-name="ch5" chartooo:axis-type="auto">
            <chart:title svg:x="9.58cm" svg:y="12.066cm" chart:style-name="ch6">
              <text:p>loops</text:p>
            </chart:title>
            <chart:categories table:cell-range-address="local-table.$A$2:.$A$10"/>
          </chart:axis>
          <chart:axis chart:dimension="y" chart:name="primary-y" chart:style-name="ch7">
            <chart:title svg:x="0.001cm" svg:y="8.265cm" chart:style-name="ch8">
              <text:p>runtime, sec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D$2:.$D$10" chart:label-cell-address="local-table.$D$1" chart:class="chart:scatter">
            <chart:data-point chart:repeated="9"/>
          </chart:series>
          <chart:series chart:style-name="ch12" chart:values-cell-range-address="local-table.$E$2:.$E$10" chart:label-cell-address="local-table.$E$1" chart:class="chart:scatter">
            <chart:data-point chart:repeated="9"/>
          </chart:series>
          <chart:series chart:style-name="ch13" chart:values-cell-range-address="local-table.$F$2:.$F$10" chart:label-cell-address="local-table.$F$1" chart:class="chart:scatter">
            <chart:data-point chart:repeated="9"/>
          </chart:series>
          <chart:series chart:style-name="ch14" chart:values-cell-range-address="local-table.$G$2:.$G$10" chart:label-cell-address="local-table.$G$1" chart:class="chart:scatter">
            <chart:data-point chart:repeated="9"/>
          </chart:series>
          <chart:series chart:style-name="ch15" chart:values-cell-range-address="local-table.$H$2:.$H$10" chart:label-cell-address="local-table.$H$1" chart:class="chart:scatter">
            <chart:data-point chart:repeated="9"/>
          </chart:series>
          <chart:series chart:style-name="ch16" chart:values-cell-range-address="local-table.$I$2:.$I$10" chart:label-cell-address="local-table.$I$1" chart:class="chart:scatter">
            <chart:data-point chart:repeated="9"/>
          </chart:series>
          <chart:series chart:style-name="ch17" chart:values-cell-range-address="local-table.$J$2:.$J$10" chart:label-cell-address="local-table.$J$1" chart:class="chart:scatter">
            <chart:data-point chart:repeated="3"/>
            <chart:data-point chart:style-name="ch18" chart:repeated="2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3.641">
                <text:p>183.641</text:p>
              </table:table-cell>
              <table:table-cell office:value-type="float" office:value="182.183">
                <text:p>182.183</text:p>
              </table:table-cell>
              <table:table-cell office:value-type="float" office:value="182.149">
                <text:p>182.149</text:p>
              </table:table-cell>
              <table:table-cell office:value-type="float" office:value="198.312">
                <text:p>198.312</text:p>
              </table:table-cell>
              <table:table-cell office:value-type="float" office:value="188.818">
                <text:p>188.818</text:p>
              </table:table-cell>
              <table:table-cell office:value-type="float" office:value="193.49">
                <text:p>193.49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0.196">
                <text:p>190.196</text:p>
              </table:table-cell>
              <table:table-cell office:value-type="float" office:value="983.381">
                <text:p>983.381</text:p>
              </table:table-cell>
              <table:table-cell office:value-type="float" office:value="954.301">
                <text:p>954.301</text:p>
              </table:table-cell>
              <table:table-cell office:value-type="float" office:value="177.22">
                <text:p>177.22</text:p>
              </table:table-cell>
              <table:table-cell office:value-type="float" office:value="178.515">
                <text:p>178.515</text:p>
              </table:table-cell>
              <table:table-cell office:value-type="float" office:value="189.31">
                <text:p>189.3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6.005">
                <text:p>176.005</text:p>
              </table:table-cell>
              <table:table-cell office:value-type="float" office:value="188.386">
                <text:p>188.386</text:p>
              </table:table-cell>
              <table:table-cell office:value-type="float" office:value="184.083">
                <text:p>184.083</text:p>
              </table:table-cell>
              <table:table-cell office:value-type="float" office:value="1000.198">
                <text:p>1000.198</text:p>
              </table:table-cell>
              <table:table-cell office:value-type="float" office:value="940.259">
                <text:p>940.259</text:p>
              </table:table-cell>
              <table:table-cell office:value-type="float" office:value="1133.344">
                <text:p>1133.3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5.8">
                <text:p>445.8</text:p>
              </table:table-cell>
              <table:table-cell office:value-type="float" office:value="185.593">
                <text:p>185.593</text:p>
              </table:table-cell>
              <table:table-cell office:value-type="float" office:value="189.105">
                <text:p>189.105</text:p>
              </table:table-cell>
              <table:table-cell office:value-type="float" office:value="184.479">
                <text:p>184.479</text:p>
              </table:table-cell>
              <table:table-cell office:value-type="float" office:value="181.94">
                <text:p>181.94</text:p>
              </table:table-cell>
              <table:table-cell office:value-type="float" office:value="185.944">
                <text:p>185.9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8.108">
                <text:p>178.108</text:p>
              </table:table-cell>
              <table:table-cell office:value-type="float" office:value="188.01">
                <text:p>188.01</text:p>
              </table:table-cell>
              <table:table-cell office:value-type="float" office:value="194.378">
                <text:p>194.378</text:p>
              </table:table-cell>
              <table:table-cell office:value-type="float" office:value="191.224">
                <text:p>191.224</text:p>
              </table:table-cell>
              <table:table-cell office:value-type="float" office:value="189.472">
                <text:p>189.472</text:p>
              </table:table-cell>
              <table:table-cell office:value-type="float" office:value="196.75">
                <text:p>196.75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8.065">
                <text:p>178.065</text:p>
              </table:table-cell>
              <table:table-cell office:value-type="float" office:value="185.792">
                <text:p>185.792</text:p>
              </table:table-cell>
              <table:table-cell office:value-type="float" office:value="192.406">
                <text:p>192.406</text:p>
              </table:table-cell>
              <table:table-cell office:value-type="float" office:value="181.293">
                <text:p>181.293</text:p>
              </table:table-cell>
              <table:table-cell office:value-type="float" office:value="180.863">
                <text:p>180.863</text:p>
              </table:table-cell>
              <table:table-cell office:value-type="float" office:value="107.761">
                <text:p>107.76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6.299">
                <text:p>176.299</text:p>
              </table:table-cell>
              <table:table-cell office:value-type="float" office:value="206.896">
                <text:p>206.896</text:p>
              </table:table-cell>
              <table:table-cell office:value-type="float" office:value="186.834">
                <text:p>186.834</text:p>
              </table:table-cell>
              <table:table-cell office:value-type="float" office:value="182.167">
                <text:p>182.167</text:p>
              </table:table-cell>
              <table:table-cell office:value-type="float" office:value="174.017">
                <text:p>174.017</text:p>
              </table:table-cell>
              <table:table-cell office:value-type="float" office:value="91.853">
                <text:p>91.853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5.327">
                <text:p>85.327</text:p>
              </table:table-cell>
              <table:table-cell office:value-type="float" office:value="188.323">
                <text:p>188.323</text:p>
              </table:table-cell>
              <table:table-cell office:value-type="float" office:value="188.913">
                <text:p>188.913</text:p>
              </table:table-cell>
              <table:table-cell office:value-type="float" office:value="87.371">
                <text:p>87.371</text:p>
              </table:table-cell>
              <table:table-cell office:value-type="float" office:value="182.733">
                <text:p>182.733</text:p>
              </table:table-cell>
              <table:table-cell office:value-type="float" office:value="93.464">
                <text:p>93.46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3.334">
                <text:p>83.334</text:p>
              </table:table-cell>
              <table:table-cell office:value-type="float" office:value="190.001">
                <text:p>190.001</text:p>
              </table:table-cell>
              <table:table-cell office:value-type="float" office:value="191.083">
                <text:p>191.083</text:p>
              </table:table-cell>
              <table:table-cell office:value-type="float" office:value="92.792">
                <text:p>92.792</text:p>
              </table:table-cell>
              <table:table-cell office:value-type="float" office:value="98.37">
                <text:p>98.37</text:p>
              </table:table-cell>
              <table:table-cell office:value-type="float" office:value="94.082">
                <text:p>94.082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istance="50%"/>
    <draw:stroke-dash draw:name="ChartDash_20_3" draw:display-name="ChartDash 3" draw:style="rect" draw:dots1="1" draw:distance="0.457cm"/>
    <draw:stroke-dash draw:name="Dashed_20__28_var_29__20_4" draw:display-name="Dashed (var) 4" draw:style="rect" draw:dots1="1" draw:dots1-length="0.02cm" draw:dots2="1" draw:dots2-length="0.02cm" draw:distance="0.02cm"/>
  </office:styles>
</office:document-styles>
</file>